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00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486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2.7299in"/>
    </style:style>
    <style:style style:name="co19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och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epoch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epoch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epoch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och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och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epoch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och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epoch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epoch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epoch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epoch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epoch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och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epoch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och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epoch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epoch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och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epoch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epoch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och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och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_epoch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 office:value-type="string" calcext:value-type="string">
            <text:p>run7_epoch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och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run7_epoch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_epoch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run7_epoch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och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 office:value-type="string" calcext:value-type="string">
            <text:p>run7_epoch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och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och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_epoch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 office:value-type="string" calcext:value-type="string">
            <text:p>run7_epoch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_epoch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 office:value-type="string" calcext:value-type="string">
            <text:p>run7_epoch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och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och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_epoch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och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_epoch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7_epoch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och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och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 office:value-type="string" calcext:value-type="string">
            <text:p>run7_epoch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utosave_run7_epoch17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autosave_run7_epoch17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3066666666667" calcext:value-type="percentage">
            <text:p>26.31%</text:p>
          </table:table-cell>
        </table:table-row>
        <table:table-row table:style-name="ro1">
          <table:table-cell office:value-type="string" calcext:value-type="string">
            <text:p>autosave_run7_epoch17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54" calcext:value-type="percentage">
            <text:p>76.54%</text:p>
          </table:table-cell>
        </table:table-row>
      </table:table>
      <table:table table:name="test_0024#2015_06_18_09_13_37_1434611617.4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utosave_run7_epoch16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autosave_run7_epoch16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165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autosave_run7_epoch16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025#2015_06_18_09_41_33_1434613293.47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utosave_run7_epoch16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autosave_run7_epoch16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29433333333333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autosave_run7_epoch16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59166666666667" calcext:value-type="percentage">
            <text:p>75.92%</text:p>
          </table:table-cell>
        </table:table-row>
      </table:table>
      <table:table table:name="test_0026#2015_06_18_10_09_31_1434614971.23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utosave_run7_epoch15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autosave_run7_epoch15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375" calcext:value-type="percentage">
            <text:p>25.38%</text:p>
          </table:table-cell>
        </table:table-row>
        <table:table-row table:style-name="ro1">
          <table:table-cell office:value-type="string" calcext:value-type="string">
            <text:p>autosave_run7_epoch15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percentage" office:value="0.759566666666667" calcext:value-type="percentage">
            <text:p>75.96%</text:p>
          </table:table-cell>
        </table:table-row>
      </table:table>
      <table:table table:name="test_0027#2015_06_18_10_37_17_1434616637.5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utosave_run7_epoch15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autosave_run7_epoch15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54" calcext:value-type="percentage">
            <text:p>25.54%</text:p>
          </table:table-cell>
        </table:table-row>
        <table:table-row table:style-name="ro1">
          <table:table-cell office:value-type="string" calcext:value-type="string">
            <text:p>autosave_run7_epoch15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57:17.244792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18T11:18:51.527876552</dc:date>
    <meta:generator>LibreOffice/4.2.7.2$Linux_X86_64 LibreOffice_project/420m0$Build-2</meta:generator>
    <meta:editing-cycles>45</meta:editing-cycles>
    <meta:editing-duration>PT20M10S</meta:editing-duration>
    <meta:document-statistic meta:table-count="27" meta:cell-count="1080" meta:object-count="0"/>
  </office:meta>
</office:document-meta>
</file>